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no: Michal Korbela </text:p>
      <text:p text:style-name="Standard">trieda: sexta </text:p>
      <text:p text:style-name="Standard">škola: Gymnázium J.J. Bánovce </text:p>
      <text:p text:style-name="Standard">úloha č.2</text:p>
      <text:p text:style-name="Standard"/>
      <text:p text:style-name="Standard">Zistenie, či je daná postupnosť aritmetická zistíme, že budeme porovnávať rozdiely medzi jednotlivými posebeidúcimi členmi postupnosti.</text:p>
      <text:p text:style-name="Standard">Tak isto overíme aj geometrickosť postupností – porovnáme podiely každých 2 posebeidúcich členov.</text:p>
      <text:p text:style-name="Standard"/>
      <text:p text:style-name="Standard">Keďže musíme načítať každý člen postupnosti trvá nám to O(N) a s každým členom spravíme konštantný počet operácii, tak nám čas zostáva O(N).</text:p>
      <text:p text:style-name="Standard"/>
      <text:p text:style-name="Standard">Pamäť – pamätáme si konštantný počet premenných – O(1).</text:p>
      <text:p text:style-name="Standard"/>
      <text:p text:style-name="Standard"/>
      <text:p text:style-name="Standard">#include &lt;iostream&gt; </text:p>
      <text:p text:style-name="Standard"/>
      <text:p text:style-name="Standard">using namespace std; </text:p>
      <text:p text:style-name="Standard"/>
      <text:p text:style-name="Standard">int main(){ </text:p>
      <text:p text:style-name="Standard"/>
      <text:p text:style-name="Standard"/>
      <text:p text:style-name="Standard">int n; </text:p>
      <text:p text:style-name="Standard">cin&gt;&gt;n; </text:p>
      <text:p text:style-name="Standard">int arp; <text:tab/><text:tab/><text:tab/><text:tab/><text:tab/><text:tab/><text:tab/>//kvocient aritmetickej postupnosti</text:p>
      <text:p text:style-name="Standard">long double gep; <text:tab/><text:tab/><text:tab/><text:tab/><text:tab/>//kvocient qeometrickej postupnosti</text:p>
      <text:p text:style-name="Standard">int min,temp; </text:p>
      <text:p text:style-name="Standard">bool ar=true,ge=true; <text:tab/><text:tab/><text:tab/><text:tab/><text:tab/>// je geometrická a aritmetická??<text:tab/><text:tab/><text:tab/></text:p>
      <text:p text:style-name="Standard"/>
      <text:p text:style-name="Standard">cin&gt;&gt;temp&gt;&gt;min; </text:p>
      <text:p text:style-name="Standard"/>
      <text:p text:style-name="Standard">arp=min-temp; <text:tab/><text:tab/><text:tab/><text:tab/><text:tab/>//zistíme aritmetický kvocient</text:p>
      <text:p text:style-name="Standard"/>
      <text:p text:style-name="Standard">if(temp) <text:tab/><text:tab/><text:tab/><text:tab/><text:tab/><text:tab/>//ak sa prvý člen nerovná 0, lebo inak to nieje geometrická postupnosť</text:p>
      <text:p text:style-name="Standard">gep=(long double)((long double)min/(long double)temp); <text:tab/>// určíme kvocient geometrickej postupnosti</text:p>
      <text:p text:style-name="Standard">else gep =0; </text:p>
      <text:p text:style-name="Standard"/>
      <text:p text:style-name="Standard"/>
      <text:p text:style-name="Standard"/>
      <text:p text:style-name="Standard"/>
      <text:p text:style-name="Standard">for (int i=2; i&lt;n; i++){ </text:p>
      <text:p text:style-name="Standard"/>
      <text:p text:style-name="Standard">int k; </text:p>
      <text:p text:style-name="Standard">cin&gt;&gt;k; <text:tab/><text:tab/><text:tab/><text:tab/>//načítame ostatné členy a u nich to zistíme</text:p>
      <text:p text:style-name="Standard">if(k-min!=arp) ar=false; <text:tab/><text:tab/>//overíme, či je aritmetická</text:p>
      <text:p text:style-name="Standard">if(gep*min!=k) ge=false; <text:tab/><text:tab/>//overíme, či je geometrická</text:p>
      <text:p text:style-name="Standard"/>
      <text:p text:style-name="Standard">min=k; <text:tab/><text:tab/><text:tab/><text:tab/><text:tab/></text:p>
      <text:p text:style-name="Standard"/>
      <text:p text:style-name="Standard"><text:soft-page-break/></text:p>
      <text:p text:style-name="Standard"/>
      <text:p text:style-name="Standard"/>
      <text:p text:style-name="Standard">} </text:p>
      <text:p text:style-name="Standard"><text:s/></text:p>
      <text:p text:style-name="Standard"/>
      <text:p text:style-name="Standard">if(ar) cout&lt;&lt;"ano"&lt;&lt;endl; </text:p>
      <text:p text:style-name="Standard">else cout&lt;&lt;"nie"&lt;&lt;endl; </text:p>
      <text:p text:style-name="Standard">if(ge) cout&lt;&lt;"ano"&lt;&lt;endl; </text:p>
      <text:p text:style-name="Standard">else cout&lt;&lt;"nie"&lt;&lt;endl; </text:p>
      <text:p text:style-name="Standard"/>
      <text:p text:style-name="Standard"/>
      <text:p text:style-name="Standard"/>
      <text:p text:style-name="Standard"/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bell </meta:initial-creator>
    <meta:creation-date>2012-05-15T19:48:30</meta:creation-date>
    <dc:date>2012-05-16T19:07:13</dc:date>
    <dc:creator>kabell 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" meta:paragraph-count="35" meta:word-count="171" meta:character-count="1330" meta:non-whitespace-character-count="1128"/>
  </office:meta>
</office:document-meta>
</file>